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4.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5cm" svg:height="2cm" svg:x="1.25cm" svg:y="9.7cm">
          <text:p text:style-name="P1"><text:span text:style-name="T1">Друзья человека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6cm" svg:height="1.75cm" svg:x="8.65cm" svg:y="6.25cm">
          <text:p text:style-name="P1">Домашние животные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5cm" svg:height="1.5cm" svg:x="8.75cm" svg:y="13.25cm">
          <text:p text:style-name="P1">Вьючные животные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5cm" svg:height="1.25cm" svg:x="15.25cm" svg:y="5.05cm">
          <text:p text:style-name="P1">Кошки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75cm" svg:height="1.25cm" svg:x="15.25cm" svg:y="6.5cm">
          <text:p text:style-name="P1">Хомяки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75cm" svg:height="1.25cm" svg:x="15.25cm" svg:y="7.9cm">
          <text:p text:style-name="P1">Собаки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3.75cm" svg:height="1.25cm" svg:x="15.25cm" svg:y="13.35cm">
          <text:p text:style-name="P1">Верблюды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75cm" svg:height="1.25cm" svg:x="15.25cm" svg:y="14.861cm">
          <text:p text:style-name="P1">Ослы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.75cm" svg:height="1.25cm" svg:x="15.25cm" svg:y="11.85cm">
          <text:p text:style-name="P1">Лошади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5cm" svg:y1="9.7cm" svg:x2="8.65cm" svg:y2="7.125cm" draw:start-shape="id1" draw:start-glue-point="0" draw:end-shape="id2" draw:end-glue-point="3" svg:d="M4500 9700v-2575h4150" svg:viewBox="0 0 4151 2576">
          <text:p/>
        </draw:connector>
        <draw:connector draw:style-name="gr5" draw:text-style-name="P1" draw:layer="layout" svg:x1="4.5cm" svg:y1="11.7cm" svg:x2="8.75cm" svg:y2="14cm" draw:start-shape="id1" draw:start-glue-point="2" draw:end-shape="id3" draw:end-glue-point="3" svg:d="M4500 11700v2300h4250" svg:viewBox="0 0 4251 2301">
          <text:p/>
        </draw:connector>
        <draw:connector draw:style-name="gr5" draw:text-style-name="P1" draw:layer="layout" svg:x1="13.25cm" svg:y1="7.125cm" svg:x2="15.25cm" svg:y2="5.675cm" draw:start-shape="id2" draw:start-glue-point="1" draw:end-shape="id4" draw:end-glue-point="3" svg:d="M13250 7125h1000v-1450h1000" svg:viewBox="0 0 2001 1451">
          <text:p/>
        </draw:connector>
        <draw:connector draw:style-name="gr5" draw:text-style-name="P1" draw:layer="layout" svg:x1="13.25cm" svg:y1="7.125cm" svg:x2="15.25cm" svg:y2="7.125cm" draw:start-shape="id2" draw:start-glue-point="1" draw:end-shape="id5" draw:end-glue-point="3" svg:d="M13250 7125h2000" svg:viewBox="0 0 2001 1">
          <text:p/>
        </draw:connector>
        <draw:connector draw:style-name="gr5" draw:text-style-name="P1" draw:layer="layout" svg:x1="13.25cm" svg:y1="7.125cm" svg:x2="15.25cm" svg:y2="8.525cm" draw:start-shape="id2" draw:start-glue-point="1" draw:end-shape="id6" draw:end-glue-point="3" svg:d="M13250 7125h1000v1400h1000" svg:viewBox="0 0 2001 1401">
          <text:p/>
        </draw:connector>
        <draw:connector draw:style-name="gr5" draw:text-style-name="P1" draw:layer="layout" svg:x1="13.25cm" svg:y1="14cm" svg:x2="15.25cm" svg:y2="12.475cm" draw:start-shape="id3" draw:start-glue-point="1" draw:end-shape="id7" draw:end-glue-point="3" svg:d="M13250 14000h1000v-1525h1000" svg:viewBox="0 0 2001 1526">
          <text:p/>
        </draw:connector>
        <draw:connector draw:style-name="gr5" draw:text-style-name="P1" draw:layer="layout" svg:x1="13.25cm" svg:y1="14cm" svg:x2="15.25cm" svg:y2="13.975cm" draw:start-shape="id3" draw:start-glue-point="1" draw:end-shape="id8" draw:end-glue-point="3" svg:d="M13250 14000h1000v-25h1000" svg:viewBox="0 0 2001 26">
          <text:p/>
        </draw:connector>
        <draw:connector draw:style-name="gr5" draw:text-style-name="P1" draw:layer="layout" svg:x1="13.25cm" svg:y1="14cm" svg:x2="15.25cm" svg:y2="15.486cm" draw:start-shape="id3" draw:start-glue-point="1" draw:end-shape="id9" draw:end-glue-point="3" svg:d="M13250 14000h1000v1486h1000" svg:viewBox="0 0 2001 14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30T23:11:54.457443497</meta:creation-date>
    <dc:date>2024-10-01T00:03:11.389605363</dc:date>
    <meta:editing-duration>PT10M</meta:editing-duration>
    <meta:editing-cycles>1</meta:editing-cycles>
    <meta:document-statistic meta:object-count="17"/>
    <meta:generator>LibreOffice/7.3.7.2$Linux_X86_64 LibreOffice_project/30$Build-2</meta:generator>
  </office:meta>
</office:document-meta>
</file>